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7"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8"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9"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10" style:family="paragraph" style:parent-style-name="Text_20_body">
      <style:paragraph-properties fo:text-align="center" style:justify-single-word="false"/>
    </style:style>
    <style:style style:name="P11" style:family="paragraph" style:parent-style-name="Text_20_body">
      <style:paragraph-properties fo:orphans="2" fo:widows="2"/>
    </style:style>
    <style:style style:name="P12" style:family="paragraph" style:parent-style-name="Text_20_body">
      <style:text-properties style:font-name="arial" fo:font-size="12pt" fo:font-weight="normal" style:font-size-asian="12pt" style:font-size-complex="12pt"/>
    </style:style>
    <style:style style:name="P13"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4" style:family="paragraph" style:parent-style-name="Heading_20_1">
      <style:paragraph-properties fo:text-align="center" style:justify-single-word="false"/>
    </style:style>
    <style:style style:name="P15" style:family="paragraph" style:parent-style-name="Heading_20_3">
      <style:text-properties style:font-name="arial" fo:font-size="12pt"/>
    </style:style>
    <style:style style:name="P16" style:family="paragraph" style:parent-style-name="Heading_20_3">
      <style:text-properties style:font-name="arial" fo:font-size="12pt" style:font-size-asian="12pt" style:font-size-complex="12pt"/>
    </style:style>
    <style:style style:name="P17" style:family="paragraph" style:parent-style-name="Heading_20_3">
      <style:text-properties style:font-name="arial" fo:font-size="13pt" style:font-size-asian="13pt" style:font-size-complex="13pt"/>
    </style:style>
    <style:style style:name="P18" style:family="paragraph" style:parent-style-name="Heading_20_3">
      <style:paragraph-properties fo:text-align="center" style:justify-single-word="false"/>
    </style:style>
    <style:style style:name="P19" style:family="paragraph" style:parent-style-name="Heading_20_3">
      <style:text-properties fo:font-variant="normal" fo:text-transform="none" fo:color="#000000" style:font-name="arial1" fo:font-size="12pt" fo:letter-spacing="normal" fo:font-style="normal" fo:font-weight="bold"/>
    </style:style>
    <style:style style:name="P20"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1"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2" style:family="paragraph" style:parent-style-name="Heading_20_3">
      <style:text-properties style:font-name="arial" fo:font-size="13pt" style:font-size-asian="13pt" style:font-weight-asian="bold" style:font-size-complex="13pt" style:font-weight-complex="bold"/>
    </style:style>
    <style:style style:name="P23" style:family="paragraph" style:parent-style-name="Heading_20_3">
      <style:text-properties style:font-name="arial" fo:font-size="12pt" style:font-size-asian="12pt" style:font-size-complex="12pt"/>
    </style:style>
    <style:style style:name="P24" style:family="paragraph" style:parent-style-name="Text_20_body">
      <style:text-properties fo:font-variant="normal" fo:text-transform="none" fo:color="#000000" style:font-name="arial1" fo:font-size="12pt" fo:letter-spacing="normal" fo:font-style="normal" fo:font-weight="normal"/>
    </style:style>
    <style:style style:name="P2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26"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2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font-name="arial" fo:font-size="13pt" fo:letter-spacing="normal" fo:font-style="normal" fo:font-weight="normal" style:font-size-asian="13pt" style:font-size-complex="13pt"/>
    </style:style>
    <style:style style:name="P30" style:family="paragraph" style:parent-style-name="Text_20_body">
      <style:paragraph-properties fo:orphans="2" fo:widows="2"/>
      <style:text-properties style:font-name="arial" fo:font-size="12pt" style:font-size-asian="12pt" style:font-size-complex="12pt"/>
    </style:style>
    <style:style style:name="P31"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letter-spacing="normal" fo:font-style="normal" fo:font-weight="normal"/>
    </style:style>
    <style:style style:name="T3" style:family="text">
      <style:text-properties fo:font-variant="normal" fo:text-transform="none" fo:color="#003ea8" style:font-name="arial1" fo:font-size="12pt" fo:letter-spacing="normal" fo:font-style="normal" fo:font-weight="normal"/>
    </style:style>
    <style:style style:name="T4" style:family="text">
      <style:text-properties fo:font-weight="normal"/>
    </style:style>
    <style:style style:name="T5" style:family="text">
      <style:text-properties style:font-name="arial" fo:font-size="13pt"/>
    </style:style>
    <style:style style:name="T6" style:family="text">
      <style:text-properties fo:color="#003ea8"/>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1</text:h>
      <text:p text:style-name="P10"/>
      <text:h text:style-name="P22" text:outline-level="3">Requerimientos.</text:h>
      <text:p text:style-name="P12">- Dominio del Inglés y el Castellano (Español de España).<text:line-break/>- Conocimientos de PHP.<text:line-break/>- Conocimientos de SVN (Subversion)*</text:p>
      <text:h text:style-name="P17" text:outline-level="3">FASE 1</text:h>
      <text:p text:style-name="P5">El editor <text:a xlink:type="simple" xlink:href="https://edit.php.net/">https://edit.php.net/</text:a> que puede usarse de forma anónima permite enviar los ficheros que traduzcas como 'parche' al repositorio, para poder demostrar tus habilidades de traducción y tu capacidad para usar esta herramienta. Tu colaboración puede ser esporádica o de forma continuada no hay ninguna obligación, depende de ti. Hazlo saber, comunica la forma que en la que quieres ayudar. Para el editor online se recomienda el uso del navegador Mozilla Firefox.</text:p>
      <text:h text:style-name="P16" text:outline-level="3">¿Que ficheros puedo empezar traducir?</text:h>
      <text:p text:style-name="P4">Los que no están traducidos todavía: </text:p>
      <text:p text:style-name="P4">Desde del editor online: -&gt; Nuevos ficheros a traducir.</text:p>
      <text:p text:style-name="P7"><text:span text:style-name="T4">Ver tambien: </text:span><text:a xlink:type="simple" xlink:href="http://doc.php.net/php/es/revcheck.php?p=missfiles"><text:span text:style-name="T4">http://doc.php.net/php/es/revcheck.php?p=missfiles</text:span></text:a></text:p>
      <text:p text:style-name="P4">De los cuales nadie dice que está trabajando: </text:p>
      <text:p text:style-name="P4">Desde el editor online: Nuevos ficheros a traducir -&gt; Todos los ficheros <text:s/>-&gt; Repositorio -&gt; es -&gt; doble clic en <text:s/>translation.xml.</text:p>
      <text:p text:style-name="P7"><text:span text:style-name="T4">Ver tambien: </text:span><text:a xlink:type="simple" xlink:href="http://svn.php.net/repository/phpdoc/es/trunk/translation.xml"><text:span text:style-name="T4">http://svn.php.net/repository/phpdoc/es/trunk/translation.xml</text:span></text:a></text:p>
      <text:h text:style-name="P15" text:outline-level="3">Ya se que ficheros quiero traducir. ¿Y ahora qué?</text:h>
      <text:h text:style-name="P19" text:outline-level="3">¿Que es el fichero translations.xml?</text:h>
      <text:p text:style-name="P29">Es el primer fichero que debes aprender como funciona. Cada uno de nosotros, antes de enviar ningún fichero al repositorio, antes de empezar a traducir, debemos editar el fichero translations.xml para añadir en que fichero o directorio estamos trabajando. Te darás cuenta que ya existe una lista de usuarios que están trabajando en ciertos <text:soft-page-break/>directorios o ficheros. La forma de uso es fácil de intuir. Es una de las maneras que usamos para no duplicar el trabajo y garantizar que cada uno está trabajando en ficheros distintos.</text:p>
      <text:h text:style-name="P20" text:outline-level="3">Traduce y envía tus cambios al repositorio como patch </text:h>
      <text:p text:style-name="P5">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5">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5">Al guardar el fichero mostrará los errores de estructura, si hay alguno, asegúrate no haber cometido ningún error y si no entiendes que significa el error, pregunta en la lista de correo.</text:p>
      <text:p text:style-name="P5"/>
      <text:h text:style-name="P17" text:outline-level="3">¿Que parte del documento debe dejarse com su versión original?</text:h>
      <text:p text:style-name="P3">1. La descripción del prototipo de función:</text:p>
      <text:p text:style-name="P3">Que siempre está dentro de estas etiquetas: &lt;methodsynopsis&gt; &lt;/methodsynopsis&gt;</text:p>
      <text:p text:style-name="P3">2. Parámetros, clases, literales, en definiva cualquier texto que esté entre dos etiquetas.</text:p>
      <text:p text:style-name="P3">&lt;parameter&gt;param&lt;/parameter&gt;, &lt;classname&gt;class&lt;/classname&gt;.</text:p>
      <text:p text:style-name="P3">3. En los ejemplos solo hay que traducir los comentarios // y cadenas que no esten siendo manipuladas. No hay que traducir nombres de variables, nombres de funciones etc.</text:p>
      <text:p text:style-name="P3">4. Cuando se habla especificamente de tipos: Array, String, Bool, Float. Hay que mantenerlo como está.</text:p>
      <text:list xml:id="list595750586" text:style-name="L1">
        <text:list-item>
          <text:p text:style-name="P31">No traducir o copiar el fichero entities.functions.xml.</text:p>
        </text:list-item>
      </text:list>
      <text:h text:style-name="P17" text:outline-level="3">Dudas en la traducción</text:h>
      <text:p text:style-name="P6">Durante la traducción te aparecerán dudas o comentarios, tenemos un mini-diccionario que te puede servir de ayuda: <text:a xlink:type="simple" xlink:href="http://svn.php.net/repository/phpdoc/es/trunk/diccionario.txt"><text:span text:style-name="T5">http://svn.php.net/repository/phpdoc/es/trunk/diccionario.txt</text:span></text:a></text:p>
      <text:p text:style-name="P9">y si no puedes enviar un E-Mail a la lista de correo, siempre habrá alguien dispuesto a ayudarte.</text:p>
      <text:h text:style-name="P16" text:outline-level="3"><text:soft-page-break/>Como llegar a FASE 2</text:h>
      <text:p text:style-name="P5">Por favor traduce un apartado o función y envíalo al repositorio como 'parche'. Cuando ya hayas enviado tu trabajo al repositorio, contacta con Yago por E-Mail para indicar lo que hayas traducido para que pueda revisarlo. </text:p>
      <text:p text:style-name="P5">Te enviará las correciones necesarias de tus documentos. Este proceso se repetirá hasta que los documentos sean correctos y estén preparados para ser enviados al repositorio oficial.</text:p>
      <text:p text:style-name="P5"><text:s/>Para entonces tendrás que dedicir y comunicar si quieres continuar colaborando de forma constante y formar parte de los traductores oficiales o si solo quieres participar con la tradución enviada. Cualquiera de las dos formas es válida. ¡Muchas gracias por tu ayuda!</text:p>
      <text:p text:style-name="P21"/>
      <text:h text:style-name="P18" text:outline-level="3">ANEXO</text:h>
      <text:p text:style-name="P26">El editor online es la forma oficial de traduccir y enviar los ficheros pero no es la única forma, también puede usarse un cliente de Subversion. <text:s/>También es necesario usar Subversion si quieres 'compilar' de forma local los ficheros traducidos. Conviene probar de compilar la traducción por cada commit que se realice para asegurarse de que todo irá bien antes de ser publicado de forma online en la web de php.net. Adjunto también información de como hacerlo.</text:p>
      <text:p text:style-name="P24"/>
      <text:h text:style-name="P16" text:outline-level="3">Comandos de SVN </text:h>
      <text:p text:style-name="P4">Básicamente necesitas cuatro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directo al repositorio.</text:p>
      <text:p text:style-name="P3"/>
      <text:h text:style-name="P16" text:outline-level="3">Como 'compilar' la traducción en Linux</text:h>
      <text:p text:style-name="P3">mkdir www; cd /www/;</text:p>
      <text:p text:style-name="P3">svn checkout <text:a xlink:type="simple" xlink:href="http://svn.php.net/repository/phpdoc/es/trunk/">http://svn.php.net/repository/phpdoc/es/trunk/</text:a> es</text:p>
      <text:p text:style-name="P3">svn checkout <text:a xlink:type="simple" xlink:href="http://svn.php.net/repository/phpdoc/en/trunk/">http://svn.php.net/repository/phpdoc/en/trunk/</text:a> en</text:p>
      <text:p text:style-name="P3">svn checkout <text:a xlink:type="simple" xlink:href="http://svn.php.net/repository/phpdoc/doc-base/trunk/">http://svn.php.net/repository/phpdoc/doc-base/trunk/</text:a> doc-base</text:p>
      <text:p text:style-name="P3">cd doc-base</text:p>
      <text:p text:style-name="P3">su -c 'php configure.php with-lang=es'</text:p>
      <text:p text:style-name="P28">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p text:style-name="P3"/>
      <text:p text:style-name="P8">Software recomendado para Linux</text:p>
      <text:p text:style-name="P3">Editor de código..: kate (kde gui), gedit (gnome gui)</text:p>
      <text:p text:style-name="P13">Cliente SVN.........: svn (consola), rapidSVN (gui)</text:p>
      <text:p text:style-name="P4">Comparador........: meld (gui)</text:p>
      <text:h text:style-name="P16" text:outline-level="3"><text:soft-page-break/>Como 'compilar' la traducción en Windows</text:h>
      <text:p text:style-name="P30"><text:span text:style-name="T2">Suponiendo que tengas instalado TortoiseSVN normalmente y PHP 5.x en c:\php\ </text:span></text:p>
      <text:p text:style-name="P30"><text:span text:style-name="T2">1. Abre el Explorador de Windows.</text:span></text:p>
      <text:p text:style-name="P30"><text:span text:style-name="T2">2. Crea la carpeta c:\doc\</text:span></text:p>
      <text:p text:style-name="P30"><text:span text:style-name="T2">3. Dentro de c:\doc\, haz clic derecho SVN Checkout.</text:span></text:p>
      <text:p text:style-name="P30"><text:span text:style-name="T2"><text:s text:c="4"/>- URL of repository: http://svn.php.net/repository/phpdoc/es/trunk/</text:span></text:p>
      <text:p text:style-name="P30"><text:span text:style-name="T2"><text:s text:c="4"/>- Checkout directory: C:\doc\es\</text:span></text:p>
      <text:p text:style-name="P30"><text:span text:style-name="T2">4. Otra vez dentro de c:\doc\, clic derecho, SVN Checkout.</text:span></text:p>
      <text:p text:style-name="P30"><text:span text:style-name="T2"><text:s text:c="4"/>- URL of repository: http://svn.php.net/repository/phpdoc/en/trunk/</text:span></text:p>
      <text:p text:style-name="P30"><text:span text:style-name="T2"><text:s text:c="4"/>- Checkout directory: C:\doc\en\</text:span></text:p>
      <text:p text:style-name="P30"><text:span text:style-name="T2">5. Otra vez dentro de c:\doc\, clic derecho, SVN Checkout.</text:span></text:p>
      <text:p text:style-name="P30"><text:span text:style-name="T2"><text:s text:c="4"/>- URL of repository: http://svn.php.net/repository/phpdoc/doc-base/trunk/</text:span></text:p>
      <text:p text:style-name="P30"><text:span text:style-name="T2"><text:s text:c="4"/>- Checkout directory: C:\doc\doc-base\</text:span></text:p>
      <text:p text:style-name="P30"><text:span text:style-name="T2"></text:span></text:p>
      <text:p text:style-name="P30"><text:span text:style-name="T2">6. Desde la consola ejecuta:</text:span></text:p>
      <text:p text:style-name="P30"><text:span text:style-name="T2">c:\php\php c:\doc\doc-base\configure.php --with-php=c:\php\php.exe –with-lang=es</text:span></text:p>
      <text:p text:style-name="P28"><text:span text:style-name="T2">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span></text:p>
      <text:h text:style-name="P16" text:outline-level="3">Software recomendado para Windows XP/Vista/7</text:h>
      <text:p text:style-name="P11"><text:span text:style-name="T1">Cliente SVN........: TortoiseSVN </text:span><text:a xlink:type="simple" xlink:href="http://tortoisesvn.net/downloads" office:target-frame-name="_blank" xlink:show="new"><text:span text:style-name="T3">http://tortoisesvn.net/downloads</text:span></text:a></text:p>
      <text:p text:style-name="P11"><text:span text:style-name="T1">Editor de Código.: Notepad++ </text:span><text:a xlink:type="simple" xlink:href="http://sourceforge.net/projects/notepad-plus/files/" office:target-frame-name="_blank" xlink:show="new"><text:span text:style-name="T3">http://sourceforge.net/projects/notepad-plus/files/</text:span></text:a></text:p>
      <text:p text:style-name="P4">Comparador........: WinMerge <text:a xlink:type="simple" xlink:href="http://winmerge.org/"><text:span text:style-name="T6">http://winmerge.org/</text:span></text:a></text:p>
      <text:h text:style-name="P16" text:outline-level="3">Como convertir fichero de ANSI a UTF-8 without BOM en Windows.</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5"/>
      <text:p text:style-name="P5">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4/01/2010</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4-03T14:07:34</dc:date>
    <meta:editing-duration>PT05H38M52S</meta:editing-duration>
    <meta:editing-cycles>89</meta:editing-cycles>
    <meta:generator>OpenOffice.org/3.1$Linux OpenOffice.org_project/310m19$Build-9420</meta:generator>
    <meta:document-statistic meta:table-count="0" meta:image-count="0" meta:object-count="0" meta:page-count="5" meta:paragraph-count="80" meta:word-count="1146" meta:character-count="7729"/>
  </office:meta>
</office:document-meta>
</file>